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b2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image_loader resiz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1-04T16:47:09.846380782</dc:date>
    <meta:editing-duration>PT4M3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60" meta:non-whitespace-character-count="53"/>
  </office:meta>
</office:document-meta>
</file>